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495D3E4816044184D5.png" manifest:media-type="image/png"/>
  <manifest:file-entry manifest:full-path="Pictures/1000020100000253000003499AD05FED870BED34.png" manifest:media-type="image/png"/>
  <manifest:file-entry manifest:full-path="Pictures/10000201000002530000034906A2A533272B237F.png" manifest:media-type="image/png"/>
  <manifest:file-entry manifest:full-path="Pictures/10041356000052220000741E12DC1FCB0C9EF1EC.svg" manifest:media-type="image/svg+xml"/>
  <manifest:file-entry manifest:full-path="Pictures/100002010000025300000349453FD4BD0396E535.png" manifest:media-type="image/png"/>
  <manifest:file-entry manifest:full-path="Pictures/100002010000025300000349A59B353AD0BDA58E.png" manifest:media-type="image/png"/>
  <manifest:file-entry manifest:full-path="Pictures/100351EF000052220000741E75066B7085FCA5A3.svg" manifest:media-type="image/svg+xml"/>
  <manifest:file-entry manifest:full-path="Pictures/10000201000002530000034955DA1CC76D161950.png" manifest:media-type="image/png"/>
  <manifest:file-entry manifest:full-path="Pictures/100002010000025300000349A5B651745FC0EE4B.png" manifest:media-type="image/png"/>
  <manifest:file-entry manifest:full-path="Pictures/10040B82000052220000741EA69042CC10D0BB0A.svg" manifest:media-type="image/svg+xml"/>
  <manifest:file-entry manifest:full-path="Pictures/10036AF7000052220000741E738E3708219D0A6C.svg" manifest:media-type="image/svg+xml"/>
  <manifest:file-entry manifest:full-path="Pictures/100002010000025300000349D29313DD4BBCA4C1.png" manifest:media-type="image/png"/>
  <manifest:file-entry manifest:full-path="Pictures/1002579C000052220000741E0A3434EAE46CB6C2.svg" manifest:media-type="image/svg+xml"/>
  <manifest:file-entry manifest:full-path="Pictures/10036366000052220000741EEB4D9A99A650D270.svg" manifest:media-type="image/svg+xml"/>
  <manifest:file-entry manifest:full-path="Pictures/100348FE000052220000741E01595731C14B5FBE.svg" manifest:media-type="image/svg+xml"/>
  <manifest:file-entry manifest:full-path="Pictures/1000020100000253000003495ED33D9693699C61.png" manifest:media-type="image/png"/>
  <manifest:file-entry manifest:full-path="Pictures/10025718000052220000741E5F22828D10D67C7B.svg" manifest:media-type="image/svg+xml"/>
  <manifest:file-entry manifest:full-path="Pictures/1003C296000052220000741E6CF8BAC1E4F91989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1.001cm" svg:height="29.692cm" draw:z-index="0"><draw:image xlink:href="Pictures/10040B82000052220000741EA69042CC10D0BB0A.svg" xlink:type="simple" xlink:show="embed" xlink:actuate="onLoad"/><draw:image xlink:href="Pictures/100002010000025300000349A5B651745FC0EE4B.png" xlink:type="simple" xlink:show="embed" xlink:actuate="onLoad"/></draw:frame></text:p>
      <text:p text:style-name="Standard"><draw:frame draw:style-name="fr1" draw:name="Image2" text:anchor-type="paragraph" svg:width="21.001cm" svg:height="29.692cm" draw:z-index="1"><draw:image xlink:href="Pictures/100351EF000052220000741E75066B7085FCA5A3.svg" xlink:type="simple" xlink:show="embed" xlink:actuate="onLoad"/><draw:image xlink:href="Pictures/100002010000025300000349D29313DD4BBCA4C1.png" xlink:type="simple" xlink:show="embed" xlink:actuate="onLoad"/></draw:frame><text:soft-page-break/></text:p>
      <text:p text:style-name="Standard"><draw:frame draw:style-name="fr1" draw:name="Image3" text:anchor-type="paragraph" svg:width="21.001cm" svg:height="29.692cm" draw:z-index="2"><draw:image xlink:href="Pictures/1002579C000052220000741E0A3434EAE46CB6C2.svg" xlink:type="simple" xlink:show="embed" xlink:actuate="onLoad"/><draw:image xlink:href="Pictures/100002010000025300000349453FD4BD0396E535.png" xlink:type="simple" xlink:show="embed" xlink:actuate="onLoad"/></draw:frame><text:soft-page-break/></text:p>
      <text:p text:style-name="Standard"><draw:frame draw:style-name="fr1" draw:name="Image4" text:anchor-type="paragraph" svg:width="21.001cm" svg:height="29.692cm" draw:z-index="3"><draw:image xlink:href="Pictures/10036366000052220000741EEB4D9A99A650D270.svg" xlink:type="simple" xlink:show="embed" xlink:actuate="onLoad"/><draw:image xlink:href="Pictures/1000020100000253000003495ED33D9693699C61.png" xlink:type="simple" xlink:show="embed" xlink:actuate="onLoad"/></draw:frame><text:soft-page-break/></text:p>
      <text:p text:style-name="Standard"><draw:frame draw:style-name="fr1" draw:name="Image5" text:anchor-type="paragraph" svg:width="21.001cm" svg:height="29.692cm" draw:z-index="4"><draw:image xlink:href="Pictures/1003C296000052220000741E6CF8BAC1E4F91989.svg" xlink:type="simple" xlink:show="embed" xlink:actuate="onLoad"/><draw:image xlink:href="Pictures/100002010000025300000349A59B353AD0BDA58E.png" xlink:type="simple" xlink:show="embed" xlink:actuate="onLoad"/></draw:frame><text:soft-page-break/></text:p>
      <text:p text:style-name="Standard"><draw:frame draw:style-name="fr1" draw:name="Image6" text:anchor-type="paragraph" svg:width="21.001cm" svg:height="29.692cm" draw:z-index="5"><draw:image xlink:href="Pictures/10041356000052220000741E12DC1FCB0C9EF1EC.svg" xlink:type="simple" xlink:show="embed" xlink:actuate="onLoad"/><draw:image xlink:href="Pictures/10000201000002530000034906A2A533272B237F.png" xlink:type="simple" xlink:show="embed" xlink:actuate="onLoad"/></draw:frame><text:soft-page-break/></text:p>
      <text:p text:style-name="Standard"><draw:frame draw:style-name="fr1" draw:name="Image7" text:anchor-type="paragraph" svg:width="21.001cm" svg:height="29.692cm" draw:z-index="6"><draw:image xlink:href="Pictures/100348FE000052220000741E01595731C14B5FBE.svg" xlink:type="simple" xlink:show="embed" xlink:actuate="onLoad"/><draw:image xlink:href="Pictures/1000020100000253000003499AD05FED870BED34.png" xlink:type="simple" xlink:show="embed" xlink:actuate="onLoad"/></draw:frame><text:soft-page-break/></text:p>
      <text:p text:style-name="Standard"><draw:frame draw:style-name="fr1" draw:name="Image8" text:anchor-type="paragraph" svg:width="21.001cm" svg:height="29.692cm" draw:z-index="7"><draw:image xlink:href="Pictures/10036AF7000052220000741E738E3708219D0A6C.svg" xlink:type="simple" xlink:show="embed" xlink:actuate="onLoad"/><draw:image xlink:href="Pictures/1000020100000253000003495D3E4816044184D5.png" xlink:type="simple" xlink:show="embed" xlink:actuate="onLoad"/></draw:frame><text:soft-page-break/></text:p>
      <text:p text:style-name="Standard"><draw:frame draw:style-name="fr1" draw:name="Image9" text:anchor-type="paragraph" svg:width="21.001cm" svg:height="29.692cm" draw:z-index="8"><draw:image xlink:href="Pictures/10025718000052220000741E5F22828D10D67C7B.svg" xlink:type="simple" xlink:show="embed" xlink:actuate="onLoad"/><draw:image xlink:href="Pictures/10000201000002530000034955DA1CC76D16195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3:21:07.651241929</meta:creation-date>
    <dc:date>2017-12-20T13:23:43.667051132</dc:date>
    <meta:editing-duration>PT2M51S</meta:editing-duration>
    <meta:editing-cycles>1</meta:editing-cycles>
    <meta:document-statistic meta:table-count="0" meta:image-count="9" meta:object-count="0" meta:page-count="9" meta:paragraph-count="0" meta:word-count="0" meta:character-count="0" meta:non-whitespace-character-count="0"/>
    <meta:generator>LibreOffice/5.3.1.2$Linux_X86_64 LibreOffice_project/30m0$Build-2</meta:generator>
  </office:meta>
</office:document-meta>
</file>